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6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5.2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7.3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8.0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9.3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3.8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5.8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6.9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5.2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7.2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11.7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12.5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10.4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3.7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8.2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9.3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805cm" svg:y="20.709cm">
          <draw:text-box>
            <text:p><text:span text:style-name="T1">Fluid flow through mixing cell:</text:span></text:p>
          </draw:text-box>
        </draw:frame>
        <draw:frame draw:style-name="gr5" draw:text-style-name="P3" draw:layer="layout" svg:width="14.783cm" svg:height="1.448cm" svg:x="0.807cm" svg:y="21.292cm">
          <draw:image xlink:href="Pictures/10000201000002E9000000494E37E90C79ED49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4T14:01:14.572643291</dc:date>
    <meta:editing-duration>PT58M13S</meta:editing-duration>
    <meta:editing-cycles>14</meta:editing-cycles>
    <meta:generator>LibreOffice/6.0.5.2$MacOSX_X86_64 LibreOffice_project/54c8cbb85f300ac59db32fe8a675ff7683cd5a16</meta:generator>
    <meta:print-date>2018-11-24T13:53:21.560988305</meta:print-date>
    <meta:document-statistic meta:object-count="18"/>
  </office:meta>
</office:document-meta>
</file>